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agraph-properties fo:text-align="start"/>
      <style:text-properties style:text-line-through-style="none" fo:font-style="normal" style:text-underline-style="none"/>
    </style:style>
    <style:style style:name="gr1" style:family="graphic">
      <style:graphic-properties fo:border="solid #c0c0c0" style:wrap="run-through" style:number-wrapped-paragraphs="no-limit" style:vertical-pos="from-top" style:vertical-rel="paragraph" style:horizontal-pos="from-left" style:horizontal-rel="paragraph"/>
    </style:style>
  </office:automatic-styles>
  <office:body>
    <office:text>
      <office:forms form:automatic-focus="false" form:apply-design-mode="false">
        <xforms:model id="Model 1">
          <xforms:instance id="Instance 1">
            <instanceData/>
          </xforms:instance>
          <xforms:bind id="Binding 1" type="String 1"/>
          <xsd:schema>
            <xsd:simpleType name="String 1">
              <xsd:restriction base="xsd:string">
                <xsd:pattern value="^I am the pattern.*"/>
                <xsd:whiteSpace value="preserve"/>
              </xsd:restriction>
            </xsd:simpleType>
          </xsd:schema>
        </xforms:model>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area form:name="TextBox" form:control-implementation="ooo:com.sun.star.form.component.TextField" form:id="control1" form:convert-empty-to-null="true" xforms:bind="Binding 1">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ick on design mode on/off at the bottom of the page to move to design mode on, double click the control and in the data tab is the regexp pattern that goes to icu. When in design mode off, the box has a red border when the pattern does not match and changes to a blue one when it does match.</text:p>
      <text:p text:style-name="Standard"/>
      <text:p text:style-name="Standard"/>
      <text:p text:style-name="Standard"><draw:control text:anchor-type="paragraph" draw:z-index="0" draw:style-name="gr1" draw:text-style-name="P2" svg:width="7.182cm" svg:height="4.894cm" svg:x="4.932cm" svg:y="4.098cm" draw:control="control1"/>e.g. Type I am the pattern into the box and it should go b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Build-9247</meta:generator>
    <meta:creation-date>2008-01-17T09:06:49</meta:creation-date>
    <dc:date>2008-01-17T09:12:33</dc:date>
    <meta:editing-cycles>3</meta:editing-cycles>
    <meta:editing-duration>PT5M45S</meta:editing-duration>
    <meta:user-defined meta:name="Info 1"/>
    <meta:user-defined meta:name="Info 2"/>
    <meta:user-defined meta:name="Info 3"/>
    <meta:user-defined meta:name="Info 4"/>
    <meta:document-statistic meta:table-count="0" meta:image-count="0" meta:object-count="0" meta:page-count="1" meta:paragraph-count="2" meta:word-count="76" meta:character-count="355"/>
  </office:meta>
</office:document-meta>
</file>